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/>
    <style:font-face style:name="Ubuntu" svg:font-family="Ubuntu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top="0.423cm" fo:margin-bottom="0.212cm" style:contextual-spacing="false" fo:line-height="100%" fo:text-align="start" style:justify-single-word="false"/>
      <style:text-properties fo:color="#006699" style:font-name="Liberation Sans" fo:font-size="14pt" fo:font-style="italic" fo:font-weight="bold" fo:background-color="transparent" style:font-name-asian="Liberation Sans" style:font-name-complex="Liberation Sans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fo:color="#ff950e" style:font-name="Ubuntu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Ubuntu" style:font-name-complex="Ubuntu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Ubuntu" fo:font-size="12pt" fo:font-weight="normal" fo:background-color="transparent" style:font-name-asian="Ubuntu" style:font-name-complex="Ubuntu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Ubuntu" fo:font-size="12pt" fo:font-style="italic" fo:font-weight="bold" fo:background-color="transparent" style:font-name-asian="Ubuntu" style:font-name-complex="Ubuntu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Ubuntu" fo:font-size="12pt" fo:font-style="italic" fo:font-weight="normal" fo:background-color="transparent" style:font-name-asian="Ubuntu" style:font-name-complex="Ubuntu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Ubuntu" fo:font-size="12pt" fo:font-style="italic" fo:font-weight="normal" fo:background-color="#99cccc" style:font-name-asian="Ubuntu" style:font-name-complex="Ubuntu"/>
    </style:style>
    <style:style style:name="P9" style:family="paragraph" style:parent-style-name="Standard">
      <style:paragraph-properties fo:line-height="100%" fo:text-align="start" style:justify-single-word="false"/>
      <style:text-properties fo:color="#336699" style:font-name="Ubuntu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Ubuntu" style:font-name-complex="Ubuntu"/>
    </style:style>
    <style:style style:name="P10" style:family="paragraph" style:parent-style-name="Standard">
      <style:paragraph-properties fo:line-height="100%" fo:text-align="start" style:justify-single-word="false"/>
      <style:text-properties fo:color="#336699" style:font-name="Ubuntu" fo:font-size="12pt" fo:font-style="italic" fo:font-weight="bold" fo:background-color="transparent" style:font-name-asian="Ubuntu" style:font-name-complex="Ubuntu"/>
    </style:style>
    <style:style style:name="P11" style:family="paragraph" style:parent-style-name="Standard">
      <style:paragraph-properties fo:line-height="100%" fo:text-align="start" style:justify-single-word="false"/>
    </style:style>
    <style:style style:name="P12" style:family="paragraph" style:parent-style-name="Standard">
      <style:paragraph-properties fo:line-height="100%" fo:text-align="start" style:justify-single-word="false"/>
      <style:text-properties fo:color="#ff9900" style:font-name="Ubuntu" fo:font-size="12pt" fo:font-weight="normal" fo:background-color="transparent" style:font-name-asian="Ubuntu" style:font-name-complex="Ubuntu"/>
    </style:style>
    <style:style style:name="T1" style:family="text">
      <style:text-properties fo:color="#000000" style:font-name="Ubuntu" fo:font-size="12pt" fo:font-weight="normal" fo:background-color="transparent" loext:char-shading-value="0" style:font-name-asian="Ubuntu" style:font-name-complex="Ubuntu"/>
    </style:style>
    <style:style style:name="T2" style:family="text">
      <style:text-properties fo:color="#000000" style:font-name="Ubuntu" fo:font-size="12pt" fo:font-style="italic" fo:font-weight="bold" fo:background-color="transparent" loext:char-shading-value="0" style:font-name-asian="Ubuntu" style:font-name-complex="Ubuntu"/>
    </style:style>
    <style:style style:name="T3" style:family="text">
      <style:text-properties fo:color="#000000" style:font-name="Ubuntu" fo:font-size="12pt" fo:font-style="italic" fo:font-weight="bold" fo:background-color="transparent" loext:char-shading-value="0" style:font-name-asian="Ubuntu" style:font-style-asian="italic" style:font-weight-asian="bold" style:font-name-complex="Ubuntu" style:font-style-complex="italic" style:font-weight-complex="bold"/>
    </style:style>
    <style:style style:name="T4" style:family="text">
      <style:text-properties fo:color="#000000" style:font-name="Ubuntu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Ubuntu" style:font-name-complex="Ubuntu"/>
    </style:style>
    <style:style style:name="T5" style:family="text">
      <style:text-properties fo:color="#000000" style:font-name="Ubuntu" fo:font-size="12pt" fo:font-style="italic" style:text-underline-style="solid" style:text-underline-width="auto" style:text-underline-color="font-color" fo:font-weight="bold" fo:background-color="transparent" loext:char-shading-value="0" style:font-name-asian="Ubuntu" style:font-style-asian="italic" style:font-weight-asian="bold" style:font-name-complex="Ubuntu" style:font-style-complex="italic" style:font-weight-complex="bold"/>
    </style:style>
    <style:style style:name="T6" style:family="text">
      <style:text-properties fo:color="#000000" style:font-name="Ubuntu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Ubuntu" style:font-name-complex="Ubuntu"/>
    </style:style>
    <style:style style:name="T7" style:family="text">
      <style:text-properties fo:color="#000000" style:font-name="Ubuntu" fo:font-size="12pt" fo:font-weight="bold" fo:background-color="transparent" loext:char-shading-value="0" style:font-name-asian="Ubuntu" style:font-weight-asian="bold" style:font-name-complex="Ubuntu" style:font-weight-complex="bold"/>
    </style:style>
    <style:style style:name="T8" style:family="text">
      <style:text-properties fo:color="#000000" style:font-name="Ubuntu" fo:font-size="11pt" fo:font-weight="normal" fo:background-color="transparent" loext:char-shading-value="0" style:font-name-asian="Ubuntu" style:font-name-complex="Ubuntu"/>
    </style:style>
    <style:style style:name="T9" style:family="text">
      <style:text-properties fo:color="#336699" style:font-name="Ubuntu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Ubuntu" style:font-name-complex="Ubuntu"/>
    </style:style>
    <style:style style:name="T10" style:family="text">
      <style:text-properties fo:color="#ffc000" style:font-name="Ubuntu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Ubuntu" style:font-name-complex="Ubuntu"/>
    </style:style>
    <style:style style:name="T11" style:family="text">
      <style:text-properties fo:color="#ffc000" style:font-name="Ubuntu" fo:font-size="12pt" fo:font-style="italic" fo:font-weight="bold" fo:background-color="transparent" loext:char-shading-value="0" style:font-name-asian="Ubuntu" style:font-name-complex="Ubuntu"/>
    </style:style>
    <style:style style:name="T12" style:family="text">
      <style:text-properties fo:color="#ffc000" style:font-name="Ubuntu" fo:font-size="12pt" fo:font-weight="normal" fo:background-color="transparent" loext:char-shading-value="0" style:font-name-asian="Ubuntu" style:font-name-complex="Ubuntu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71e4" style:font-weight-asian="bold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871e4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bold" officeooo:rsid="001871e4" style:font-style-asian="italic" style:font-weight-asian="bold" style:font-style-complex="italic" style:font-weight-complex="bold"/>
    </style:style>
    <style:style style:name="T19" style:family="text">
      <style:text-properties officeooo:rsid="001871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CION DE GNU Health 2.6.4 en Ubuntu 14.04 (32 Bits) </text:p>
      <text:p text:style-name="P3"/>
      <text:p text:style-name="P4">Instalando Paquetes Requeridos mediante el siguiente comando: </text:p>
      <text:p text:style-name="P4">(lo dividiré en 4 comandos para una mejor visualización) </text:p>
      <text:p text:style-name="P4">Pueden Instalar los Paquetes Requeridos completos mediante el </text:p>
      <text:p text:style-name="P4">siguiente comando: </text:p>
      <text:p text:style-name="P3"/>
      <text:p text:style-name="P5">sudo apt-get install python-pip python-imaging postgresql build-essential python-dev libxml2-dev libxslt1-dev postgresql-server-dev-9.3 libldap2-dev libsasl2-dev </text:p>
      <text:p text:style-name="P1"><text:span text:style-name="T1">python-gtk2 python-psycopg2 python-sql <text:s text:c="11"/></text:span><text:span text:style-name="T8"><text:s text:c="2"/></text:span><text:span text:style-name="T1"><text:s text:c="102"/></text:span></text:p>
      <text:p text:style-name="P3"/>
      <text:p text:style-name="P9">Instalando Paquetes Requeridos en 4 pasos: </text:p>
      <text:p text:style-name="P3"/>
      <text:p text:style-name="P5">sudo apt-get install python-pip </text:p>
      <text:p text:style-name="P3"/>
      <text:p text:style-name="P5">sudo apt-get install python-pip python-imaging postgresql </text:p>
      <text:p text:style-name="P3"/>
      <text:p text:style-name="P5">sudo apt-get install build-essential python-dev libxml2-dev libxslt1-dev </text:p>
      <text:p text:style-name="P3"/>
      <text:p text:style-name="P5">sudo apt-get install postgresql-server-dev-9.3 libldap2-dev libsasl2-dev </text:p>
      <text:p text:style-name="P3"/>
      <text:p text:style-name="P9">Creando el Usuario de Sistema Operativo: </text:p>
      <text:p text:style-name="P3"/>
      <text:p text:style-name="P5">sudo adduser gnuhealth </text:p>
      <text:p text:style-name="P3"/>
      <text:p text:style-name="P6">Nos pedirá una contraseña, la cargamos y listo. </text:p>
      <text:p text:style-name="P3"/>
      <text:p text:style-name="P9">Creando el Usuario de Base de Datos como ROOT: </text:p>
      <text:p text:style-name="P3"/>
      <text:p text:style-name="P6">El siguiente comando cambia al usuario administrador postgres y le da permisos al recientemente creado administrador gnuhealth: </text:p>
      <text:p text:style-name="P3"/>
      <text:p text:style-name="P10">Ejecutando, como ROOT ingresar el siguiente comando: </text:p>
      <text:p text:style-name="P3"/>
      <text:p text:style-name="P5">sudo -i </text:p>
      <text:p text:style-name="P3"/>
      <text:p text:style-name="P5">su - postgres -c "createuser --createdb --no-createrole --no-superuser gnuhealth" 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0">Descargamos e Instalación de GNU Health con el siguiente comando:</text:span><text:span text:style-name="T11"> </text:span></text:p>
      <text:p text:style-name="P3"/>
      <text:p text:style-name="P6">Haga la instalación con el usuario gnuhealth recientemente creado. NO USE root: </text:p>
      <text:p text:style-name="P3"/>
      <text:p text:style-name="P9">Los pasos principales se ejecutan con los siguientes comando: </text:p>
      <text:p text:style-name="P3"/>
      <text:p text:style-name="P10">1. Ingresar como usuario gnuhealth </text:p>
      <text:p text:style-name="P3"/>
      <text:p text:style-name="P5">su - gnuhealth </text:p>
      <text:p text:style-name="P3"/>
      <text:p text:style-name="P10">2. Descargar GNU Health desde GNU.org </text:p>
      <text:p text:style-name="P3"/>
      <text:p text:style-name="P5">wget http://ftp.gnu.org/gnu/health/gnuhealth-latest.tar.gz </text:p>
      <text:p text:style-name="P3"/>
      <text:p text:style-name="P10">3. Descomprimir el archivo </text:p>
      <text:p text:style-name="P3"/>
      <text:p text:style-name="P5">tar xzf gnuhealth-latest.tar.gz </text:p>
      <text:p text:style-name="P5">cd gnuhealth-* </text:p>
      <text:p text:style-name="P3"/>
      <text:p text:style-name="P10">4. Ejecutar el script gnuhealth_install.sh </text:p>
      <text:p text:style-name="P3"/>
      <text:p text:style-name="P5">./gnuhealth_install.sh </text:p>
      <text:p text:style-name="P3"/>
      <text:p text:style-name="P10">5. Finalmente, habilite el entorno BASH para el usuario gnuhealth. </text:p>
      <text:p text:style-name="P3"/>
      <text:p text:style-name="P5">source $HOME/.gnuhealthrc </text:p>
      <text:p text:style-name="P3"/>
      <text:p text:style-name="P9">Tryton Server Ajustes:</text:p>
      <text:p text:style-name="P3"/>
      <text:p text:style-name="P1"><text:span text:style-name="T9">Ruta donde encontraremos el archivo a editar, </text:span><text:span text:style-name="T4">trytond.conf</text:span></text:p>
      <text:p text:style-name="P3"/>
      <text:p text:style-name="P7">Active los dispositivos de red para el protocolo JSON-RPC: </text:p>
      <text:p text:style-name="P3"/>
      <text:p text:style-name="P7">El servidor Tryton de GNU Health atiende peticiones de red de localhost en el puerto 8000,</text:p>
      <text:p text:style-name="P7">no permitiendo conexiones directas desde otras terminales. </text:p>
      <text:p text:style-name="P3"/>
      <text:p text:style-name="P7">Puede modificar la línea con el parámetro jsonrpc, activando el dispositivo de red para que</text:p>
      <text:p text:style-name="P7"><text:s/>las terminales en su red se puedan conectar. Por ejemplo, la siguiente línea </text:p>
      <text:p text:style-name="P3"/>
      <text:p text:style-name="P5">jsonrpc = *:8000 </text:p>
      <text:p text:style-name="P3"/>
      <text:p text:style-name="P7">Permitirá conectar con el servidor en los diferentes dispositivos de su sistema. </text:p>
      <text:p text:style-name="P3"/>
      <text:p text:style-name="P7">Configuración de un directorio local para archivos adjuntos </text:p>
      <text:p text:style-name="P3"/>
      <text:p text:style-name="P7">Por defecto, Tryton utiliza un directorio a nivel de sistema para almacenar los archivos </text:p>
      <text:p text:style-name="P7">adjuntos. </text:p>
      <text:p text:style-name="P7">En GNU Health es recomendable guardar los archivos adjuntos en el espacio de usuario </text:p>
      <text:p text:style-name="P7">gnuhealth. Con un editor de texto, abra el archivo de configuración del servidor </text:p>
      <text:p text:style-name="P7">trytond.conf e ingrese el directorio para archivos adjuntos, por ejemplo : </text:p>
      <text:p text:style-name="P3"/>
      <text:p text:style-name="P5">data_path = /home/gnuhealth/attach </text:p>
      <text:p text:style-name="P3"/>
      <text:p text:style-name="P3"/>
      <text:p text:style-name="P9"><text:soft-page-break/>Arrancardo el Servidor Tryton: </text:p>
      <text:p text:style-name="P9"/>
      <text:p text:style-name="P9">Loguin con Usuario "gnuhealth"</text:p>
      <text:p text:style-name="P3"/>
      <text:p text:style-name="P6">Inglese los siguientes comandos: </text:p>
      <text:p text:style-name="P3"/>
      <text:p text:style-name="P5">cdexe </text:p>
      <text:p text:style-name="P3"/>
      <text:p text:style-name="P1"><text:span text:style-name="T2">y arrancamos el servidor:</text:span><text:span text:style-name="T1"> </text:span></text:p>
      <text:p text:style-name="P3"/>
      <text:p text:style-name="P5">./trytond </text:p>
      <text:p text:style-name="P3"/>
      <text:p text:style-name="P8"/>
      <text:p text:style-name="P8">Si instalamos paso por paso, deberá ver algo como lo siguiente. Preste atención a la última línea INFO:server:starting JSON-RPC protocol on localhost:8000 </text:p>
      <text:p text:style-name="P3"/>
      <text:p text:style-name="P5">[Sat Oct 29 21:03:48 2011] INFO:server:using default configuration </text:p>
      <text:p text:style-name="P5">[Sat Oct 29 21:03:48 2011] INFO:server:initialising distributed objects services </text:p>
      <text:p text:style-name="P5">[Sat Oct 29 21:03:48 2011] INFO:server:starting JSON-RPC protocol on localhost:8000 </text:p>
      <text:p text:style-name="P5"/>
      <text:p text:style-name="P5"/>
      <text:p text:style-name="P1"><text:span text:style-name="T10">PARA MÁS INFORMACIÓN, PUEDE UTILIZAR LOS SIGUIENTES CANALES</text:span><text:span text:style-name="T12">:</text:span></text:p>
      <text:p text:style-name="P5"/>
      <text:p text:style-name="P1"><text:span text:style-name="T5">Web Site:</text:span><text:span text:style-name="T1"> </text:span><text:a xlink:type="simple" xlink:href="http://www.gnuhealth.org/es"><text:span text:style-name="T6">www.gnuhealth.org/es</text:span></text:a><text:span text:style-name="T1"> (Español)</text:span></text:p>
      <text:p text:style-name="P1"><text:span text:style-name="T5">Web Site:</text:span><text:span text:style-name="T1"> </text:span><text:a xlink:type="simple" xlink:href="http://www.gnuhealth.org/"><text:span text:style-name="T6">www.gnuhealth.org/</text:span></text:a><text:span text:style-name="T1"> (Inglés)</text:span></text:p>
      <text:p text:style-name="P5"/>
      <text:p text:style-name="P5"><text:span text:style-name="T17">e-mail:</text:span> gnuhealth@gnusolidario.org</text:p>
      <text:p text:style-name="P5"/>
      <text:p text:style-name="P5"><text:span text:style-name="T17">Blog:</text:span> blog.gnuhealth.org/ <text:span text:style-name="T19">(Inglés)</text:span></text:p>
      <text:p text:style-name="P5"/>
      <text:p text:style-name="P5"><text:span text:style-name="T17">Twitter:</text:span> @gnuhealth</text:p>
      <text:p text:style-name="P5"/>
      <text:p text:style-name="P5"><text:span text:style-name="T18">Lista</text:span><text:span text:style-name="T17"> Gmail:</text:span> health-es@gnu.org (Español)</text:p>
      <text:p text:style-name="P5"/>
      <text:p text:style-name="P12">+ SAMATE !!!</text:p>
      <text:p text:style-name="P5"/>
      <text:p text:style-name="P5">y Gracias 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Liberation Sans" svg:font-family="'Liberation Sans'"/>
    <style:font-face style:name="Ubuntu" svg:font-family="Ubuntu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6T04:44:13.692618835</dc:date>
    <dc:creator>vida711 </dc:creator>
    <meta:editing-duration>PT3M54S</meta:editing-duration>
    <meta:editing-cycles>2</meta:editing-cycles>
    <meta:generator>LibreOffice/4.2.6.3$Linux_x86 LibreOffice_project/420m0$Build-3</meta:generator>
    <meta:document-statistic meta:table-count="0" meta:image-count="0" meta:object-count="0" meta:page-count="3" meta:paragraph-count="69" meta:word-count="469" meta:character-count="3673" meta:non-whitespace-character-count="3105"/>
  </office:meta>
</office:document-meta>
</file>